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svg="urn:oasis:names:tc:opendocument:xmlns:svg-compatible:1.0" xmlns:draw="urn:oasis:names:tc:opendocument:xmlns:drawing:1.0" xmlns:fo="urn:oasis:names:tc:opendocument:xmlns:xsl-fo-compatible:1.0" xmlns:officeooo="http://openoffice.org/2009/office" xmlns:tableooo="http://openoffice.org/2009/table" xmlns:calcext="urn:org:documentfoundation:names:experimental:calc:xmlns:calcext:1.0" office:version="1.2">
  <office:body>
    <office:spreadsheet>
      <table:table table:name="Bitcoin 7-Day" table:style-name="ta1">
        <table:table-row>
          <table:table-cell office:value-type="string">
            <text:p>Date</text:p>
          </table:table-cell>
          <table:table-cell office:value-type="string">
            <text:p>BTC Price (USD)</text:p>
          </table:table-cell>
        </table:table-row>
        <table:table-row>
          <table:table-cell office:value-type="string">
            <text:p>2026-02-21</text:p>
          </table:table-cell>
          <table:table-cell office:value-type="float" office:value="67970.29">
            <text:p>67970.29</text:p>
          </table:table-cell>
        </table:table-row>
        <table:table-row>
          <table:table-cell office:value-type="string">
            <text:p>2026-02-22</text:p>
          </table:table-cell>
          <table:table-cell office:value-type="float" office:value="67977.91">
            <text:p>67977.91</text:p>
          </table:table-cell>
        </table:table-row>
        <table:table-row>
          <table:table-cell office:value-type="string">
            <text:p>2026-02-23</text:p>
          </table:table-cell>
          <table:table-cell office:value-type="float" office:value="67585.12">
            <text:p>67585.12</text:p>
          </table:table-cell>
        </table:table-row>
        <table:table-row>
          <table:table-cell office:value-type="string">
            <text:p>2026-02-24</text:p>
          </table:table-cell>
          <table:table-cell office:value-type="float" office:value="64577.55">
            <text:p>64577.55</text:p>
          </table:table-cell>
        </table:table-row>
        <table:table-row>
          <table:table-cell office:value-type="string">
            <text:p>2026-02-25</text:p>
          </table:table-cell>
          <table:table-cell office:value-type="float" office:value="64074.11">
            <text:p>64074.11</text:p>
          </table:table-cell>
        </table:table-row>
        <table:table-row>
          <table:table-cell office:value-type="string">
            <text:p>2026-02-26</text:p>
          </table:table-cell>
          <table:table-cell office:value-type="float" office:value="67947.39">
            <text:p>67947.39</text:p>
          </table:table-cell>
        </table:table-row>
        <table:table-row>
          <table:table-cell office:value-type="string">
            <text:p>2026-02-27</text:p>
          </table:table-cell>
          <table:table-cell office:value-type="float" office:value="67469.06">
            <text:p>67469.06</text:p>
          </table:table-cell>
        </table:table-row>
        <table:table-row>
          <table:table-cell table:number-columns-repeated="2"/>
        </table:table-row>
        <table:table-row>
          <table:table-cell office:value-type="string">
            <text:p>Average (USD)</text:p>
          </table:table-cell>
          <table:table-cell office:value-type="float" office:value="66800.21">
            <text:p>66800.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{datetime.datetime.now(datetime.timezone.utc).isoformat()}</meta:creation-date>
    <dc:title>Bitcoin 7-Day Summary</dc:title>
  </office:meta>
</office:document-meta>
</file>